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6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7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8" style:family="paragraph" style:parent-style-name="Standard">
      <style:text-properties officeooo:rsid="002005fb" officeooo:paragraph-rsid="002005fb"/>
    </style:style>
    <style:style style:name="P19" style:family="paragraph" style:parent-style-name="Standard">
      <style:text-properties officeooo:rsid="001f0421" officeooo:paragraph-rsid="001f0421"/>
    </style:style>
    <style:style style:name="P20" style:family="paragraph" style:parent-style-name="Standard">
      <style:text-properties officeooo:rsid="00220a93" officeooo:paragraph-rsid="00220a93"/>
    </style:style>
    <style:style style:name="P21" style:family="paragraph" style:parent-style-name="Standard">
      <style:text-properties officeooo:rsid="001d4978" officeooo:paragraph-rsid="001d4978"/>
    </style:style>
    <style:style style:name="P22" style:family="paragraph" style:parent-style-name="Standard">
      <style:text-properties officeooo:rsid="002360f8" officeooo:paragraph-rsid="002360f8"/>
    </style:style>
    <style:style style:name="P23" style:family="paragraph" style:parent-style-name="Standard">
      <style:text-properties officeooo:rsid="0026fc45" officeooo:paragraph-rsid="002bc721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1" style:family="paragraph" style:parent-style-name="Standard">
      <style:text-properties officeooo:rsid="002bc721" officeooo:paragraph-rsid="002bc721"/>
    </style:style>
    <style:style style:name="P32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2d5d64" officeooo:paragraph-rsid="002d5d64"/>
    </style:style>
    <style:style style:name="P35" style:family="paragraph" style:parent-style-name="Standard">
      <style:text-properties officeooo:rsid="002e2c78" officeooo:paragraph-rsid="002e2c78"/>
    </style:style>
    <style:style style:name="P36" style:family="paragraph" style:parent-style-name="Standard">
      <style:text-properties officeooo:rsid="002f16db" officeooo:paragraph-rsid="002f16db"/>
    </style:style>
    <style:style style:name="P37" style:family="paragraph" style:parent-style-name="Standard">
      <style:text-properties officeooo:rsid="0031c640" officeooo:paragraph-rsid="0031c640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39" style:family="paragraph" style:parent-style-name="Standard">
      <style:text-properties officeooo:rsid="0026365b" officeooo:paragraph-rsid="00369ba8"/>
    </style:style>
    <style:style style:name="P40" style:family="paragraph" style:parent-style-name="Standard">
      <style:text-properties officeooo:rsid="0033a5de" officeooo:paragraph-rsid="0033a5de"/>
    </style:style>
    <style:style style:name="P41" style:family="paragraph" style:parent-style-name="Standard">
      <style:text-properties officeooo:rsid="00379e4f" officeooo:paragraph-rsid="00379e4f"/>
    </style:style>
    <style:style style:name="P42" style:family="paragraph" style:parent-style-name="Standard">
      <style:text-properties officeooo:rsid="001bc2c9" officeooo:paragraph-rsid="0026365b"/>
    </style:style>
    <style:style style:name="P43" style:family="paragraph" style:parent-style-name="Preformatted_20_Text">
      <style:text-properties officeooo:rsid="0010164a" officeooo:paragraph-rsid="0010164a"/>
    </style:style>
    <style:style style:name="P44" style:family="paragraph" style:parent-style-name="Preformatted_20_Text">
      <style:text-properties officeooo:rsid="00138d17" officeooo:paragraph-rsid="00138d17"/>
    </style:style>
    <style:style style:name="P45" style:family="paragraph" style:parent-style-name="Preformatted_20_Text">
      <style:paragraph-properties fo:margin-top="0in" fo:margin-bottom="0.1965in" style:contextual-spacing="false"/>
    </style:style>
    <style:style style:name="P46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47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48" style:family="paragraph" style:parent-style-name="Standard" style:list-style-name="L1">
      <style:text-properties officeooo:rsid="0010164a" officeooo:paragraph-rsid="0010164a"/>
    </style:style>
    <style:style style:name="P49" style:family="paragraph" style:parent-style-name="Standard" style:list-style-name="L2">
      <style:text-properties officeooo:rsid="0010164a" officeooo:paragraph-rsid="0010164a"/>
    </style:style>
    <style:style style:name="P50" style:family="paragraph" style:parent-style-name="Standard" style:list-style-name="L2">
      <style:text-properties officeooo:rsid="0010164a" officeooo:paragraph-rsid="002005fb"/>
    </style:style>
    <style:style style:name="P51" style:family="paragraph" style:parent-style-name="Standard" style:list-style-name="L2">
      <style:text-properties officeooo:rsid="002005fb" officeooo:paragraph-rsid="002005fb"/>
    </style:style>
    <style:style style:name="P52" style:family="paragraph" style:parent-style-name="Standard" style:list-style-name="L3">
      <style:text-properties officeooo:rsid="001aae61" officeooo:paragraph-rsid="001aae61"/>
    </style:style>
    <style:style style:name="P53" style:family="paragraph" style:parent-style-name="Standard" style:list-style-name="L3">
      <style:text-properties officeooo:rsid="002bc721" officeooo:paragraph-rsid="002bc721"/>
    </style:style>
    <style:style style:name="P54" style:family="paragraph" style:parent-style-name="Standard">
      <style:text-properties officeooo:rsid="00379e4f" officeooo:paragraph-rsid="00379e4f"/>
    </style:style>
    <style:style style:name="P55" style:family="paragraph" style:parent-style-name="Standard">
      <style:text-properties officeooo:rsid="003d7bd6" officeooo:paragraph-rsid="003d7bd6"/>
    </style:style>
    <style:style style:name="P56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57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58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officeooo:rsid="003984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4">Objective</text:p>
      <text:p text:style-name="P5"><text:span text:style-name="T6">C</text:span>reate a To Do List application in each of:</text:p>
      <text:list xml:id="list6685882204764044258" text:style-name="L1">
        <text:list-item>
          <text:p text:style-name="P48">Ruby/Sinatra</text:p>
        </text:list-item>
        <text:list-item>
          <text:p text:style-name="P48">Java/Java EE 7 on JBoss WildFly</text:p>
        </text:list-item>
        <text:list-item>
          <text:p text:style-name="P48">JavaScript/Node.js</text:p>
        </text:list-item>
        <text:list-item>
          <text:p text:style-name="P48">PHP/CakePHP</text:p>
        </text:list-item>
        <text:list-item>
          <text:p text:style-name="P48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25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7856672406098811595" text:style-name="L2">
        <text:list-item>
          <text:p text:style-name="P49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50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31">Really – just use Vagrant :)</text:p>
      <text:p text:style-name="P6"/>
      <text:p text:style-name="P43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45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44"><text:span text:style-name="Source_20_Text"/></text:p>
      <text:p text:style-name="Preformatted_20_Text"><text:span text:style-name="Source_20_Text">rm -rf /var/lib/docker/*</text:span></text:p>
      <text:p text:style-name="P46"><text:span text:style-name="Source_20_Text">systemctl start docke</text:span><text:span text:style-name="Source_20_Text"><text:span text:style-name="T1">r </text:span></text:span></text:p>
      <text:p text:style-name="P47">systemctl enable docker</text:p>
      <text:p text:style-name="P25">Application Target Images</text:p>
      <text:p text:style-name="P18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55404213571694" text:continue-numbering="true" text:style-name="L2">
        <text:list-item>
          <text:p text:style-name="P50">Pull the registry.access.redhat.com/rhel7.1 image to be used as a base</text:p>
        </text:list-item>
        <text:list-item>
          <text:p text:style-name="P51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4292493462128449566" text:style-name="L3">
        <text:list-item>
          <text:p text:style-name="P52">contains Dockerfiles to create base images for languages/frameworks</text:p>
        </text:list-item>
        <text:list-item>
          <text:p text:style-name="P52">contains project directories for languages/frameworks</text:p>
        </text:list-item>
        <text:list-item>
          <text:p text:style-name="P53">contains this and other documentation</text:p>
        </text:list-item>
      </text:list>
      <text:p text:style-name="P10"/>
      <text:p text:style-name="P28">Java / Java EE 7 <text:span text:style-name="T13">Image</text:span></text:p>
      <text:p text:style-name="P37"/>
      <text:p text:style-name="P11">Got wildfly working cl276/wildfly</text:p>
      <text:p text:style-name="P20">cd cl276/images/jee</text:p>
      <text:p text:style-name="P20">docker build -t cl276/wildfly .</text:p>
      <text:p text:style-name="P21">docker tag [image id] cl276/wildfly:9.0.1 </text:p>
      <text:p text:style-name="P21"/>
      <text:p text:style-name="P23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1"/>
      <text:p text:style-name="P22">Test the image:</text:p>
      <text:p text:style-name="P22">docker run -d -p 8080:8080 cl276/wildfly</text:p>
      <text:p text:style-name="P22">docker logs -f [container id] – wait until it starts up</text:p>
      <text:p text:style-name="P22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36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39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42"/>
      <text:p text:style-name="P29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7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30">Ruby Image</text:p>
      <text:p text:style-name="P14">Compare with Ruby: <text:s/><text:a xlink:type="simple" xlink:href="https://hub.docker.com/_/ruby/">https://hub.docker.com/_/ruby/</text:a></text:p>
      <text:p text:style-name="P16">Note: <text:s/>I like the onbuild images – used one to test an app. But it needs to be sourced from RHEL7 and its lineage is convoluted. <text:s/></text:p>
      <text:p text:style-name="P15">There may be other sites like the Ruby one to compare to for the other languages.</text:p>
      <text:p text:style-name="P15"/>
      <text:p text:style-name="P56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56"/>
      <text:p text:style-name="P56">See the ../images/ruby/test folder for a test program.</text:p>
      <text:p text:style-name="P56"/>
      <text:p text:style-name="P59">Node.js Image</text:p>
      <text:p text:style-name="P56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56"/>
      <text:p text:style-name="P56">Successfully got it working with the test app in the ./images/js/test folder.</text:p>
      <text:p text:style-name="P56"/>
      <text:p text:style-name="P60">CakePHP Image</text:p>
      <text:p text:style-name="P57">OpenShift example app at <text:s/><text:a xlink:type="simple" xlink:href="https://github.com/openshift/cakephp-ex">https://github.com/openshift/cakephp-ex</text:a>.</text:p>
      <text:p text:style-name="P58">Really looks like this is a PHP image in general. <text:s/>Can use the STI + assemble and run script to get an idea how to make the image. <text:s/>CakePHP looks like it is added to a project and is really part of the source code?</text:p>
      <text:p text:style-name="P57"/>
      <text:p text:style-name="P57"/>
      <text:p text:style-name="P57"/>
      <text:p text:style-name="P14"/>
      <text:p text:style-name="P29">MySQL 5.5</text:p>
      <text:p text:style-name="P19"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one.</text:span></text:p>
      <text:p text:style-name="P4"/>
      <text:p text:style-name="P33">Applications</text:p>
      <text:p text:style-name="P34"/>
      <text:p text:style-name="P26">Java / Java EE 7</text:p>
      <text:p text:style-name="P34">TBD</text:p>
      <text:p text:style-name="P34"/>
      <text:p text:style-name="P26">Ruby / Sinatra</text:p>
      <text:p text:style-name="P35">TBD</text:p>
      <text:p text:style-name="P35"><text:soft-page-break/></text:p>
      <text:p text:style-name="P27">PHP / CakePHP</text:p>
      <text:p text:style-name="P35">TBD</text:p>
      <text:p text:style-name="P35"/>
      <text:p text:style-name="P27">JavaScript / Node.js</text:p>
      <text:p text:style-name="P35">TBD</text:p>
      <text:p text:style-name="P35"/>
      <text:p text:style-name="P27">Python / Django</text:p>
      <text:p text:style-name="P35">TBD</text:p>
      <text:p text:style-name="P35"/>
      <text:p text:style-name="P35"/>
      <text:p text:style-name="P35"/>
      <text:p text:style-name="P38">Generally interesting articles</text:p>
      <text:p text:style-name="P40"><text:a xlink:type="simple" xlink:href="https://access.redhat.com/articles/rhel-atomic-getting-started">https://access.redhat.com/articles/rhel-atomic-getting-started</text:a></text:p>
      <text:p text:style-name="P41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5"><text:a xlink:type="simple" xlink:href="http://developers.redhat.com/containers/overview/">http://developers.redhat.com/containers/overview/</text:a></text:p>
      <text:p text:style-name="P55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19T15:54:03.304372000</dc:date>
    <meta:editing-duration>P1DT6H37M4S</meta:editing-duration>
    <meta:editing-cycles>33</meta:editing-cycles>
    <meta:generator>LibreOffice/4.2.5.2$MacOSX_x86 LibreOffice_project/61cb170a04bb1f12e77c884eab9192be736ec5f5</meta:generator>
    <meta:document-statistic meta:table-count="0" meta:image-count="0" meta:object-count="0" meta:page-count="4" meta:paragraph-count="99" meta:word-count="868" meta:character-count="5946" meta:non-whitespace-character-count="5141"/>
  </office:meta>
</office:document-meta>
</file>